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1" style:family="table">
      <style:table-properties style:width="17.992cm" fo:margin-left="0cm" table:align="left" style:writing-mode="lr-tb"/>
    </style:style>
    <style:style style:name="Таблица1.A" style:family="table-column">
      <style:table-column-properties style:column-width="9.303cm"/>
    </style:style>
    <style:style style:name="Таблица1.B" style:family="table-column">
      <style:table-column-properties style:column-width="8.6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fo:font-weight="bold" officeooo:paragraph-rsid="000ffb74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792b9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9" style:family="paragraph" style:parent-style-name="Standard">
      <style:paragraph-properties fo:text-align="start" style:justify-single-word="false" style:snap-to-layout-grid="false"/>
      <style:text-properties officeooo:paragraph-rsid="001792b9"/>
    </style:style>
    <style:style style:name="P10" style:family="paragraph" style:parent-style-name="Standard">
      <style:text-properties officeooo:paragraph-rsid="001792b9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color="#800000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800000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000000" fo:font-size="11pt" style:font-size-asian="11pt" style:font-size-complex="11pt"/>
    </style:style>
    <style:style style:name="P18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officeooo:paragraph-rsid="001792b9" style:font-size-asian="11pt" style:font-name-complex="Times New Roman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paragraph-rsid="001792b9" style:font-size-asian="12pt" style:font-name-complex="Times New Roman" style:font-size-complex="12pt"/>
    </style:style>
    <style:style style:name="P23" style:family="paragraph" style:parent-style-name="Table_20_Contents">
      <style:text-properties officeooo:paragraph-rsid="001d8cf7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name-asian="Liberation Serif1" style:font-size-asian="11pt" style:font-name-complex="Liberation Serif1" style:font-size-complex="11pt"/>
    </style:style>
    <style:style style:name="T3" style:family="text">
      <style:text-properties style:text-position="super 58%"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text-position="super 58%" fo:font-style="normal" style:font-style-asian="normal" style:font-name-complex="Times New Roman" style:font-style-complex="normal"/>
    </style:style>
    <style:style style:name="T5" style:family="text">
      <style:text-properties fo:color="#0000ee" style:text-underline-style="solid" style:text-underline-width="auto" style:text-underline-color="font-color" officeooo:rsid="0015bcea"/>
    </style:style>
    <style:style style:name="T6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7" style:family="text">
      <style:text-properties style:font-name="Liberation Serif" fo:font-size="12pt" officeooo:rsid="000ffb74" style:font-size-asian="12pt" style:font-size-complex="12pt"/>
    </style:style>
    <style:style style:name="T8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transparent" loext:char-shading-value="0" style:font-size-asian="12pt" style:font-style-asian="normal" style:font-weight-asian="normal" style:font-size-complex="12pt" style:text-emphasize="none"/>
    </style:style>
    <style:style style:name="T11" style:family="text">
      <style:text-properties style:font-name="Times New Roman" fo:font-size="11pt" style:font-size-asian="11pt" style:font-name-complex="Times New Roman" style:font-size-complex="11pt"/>
    </style:style>
    <style:style style:name="T12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4" style:family="text">
      <style:text-properties officeooo:rsid="001792b9"/>
    </style:style>
    <style:style style:name="T15" style:family="text">
      <style:text-properties fo:color="#000000" fo:font-size="11pt" style:text-underline-style="none" style:font-size-asian="11pt" style:font-size-complex="11pt"/>
    </style:style>
    <style:style style:name="T16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17" style:family="text">
      <style:text-properties fo:font-style="normal" style:font-style-asian="normal" style:font-name-complex="Times New Roman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4">Полуматовая антикоррозийная грунт-эмаль S&amp;H Technology StoppaRost Smooth</text:p>
      <text:p text:style-name="P25"/>
      <text:p text:style-name="P1">Области применения: <text:span text:style-name="T5">Защита металлоконструкций, Машиностроение</text:span></text:p>
      <text:p text:style-name="P1"/>
      <text:p text:style-name="P23"><text:span text:style-name="T7"><text:tab/></text:span><text:span text:style-name="T9">Полуматовая антикоррозийная грунт-эмаль S&amp;H Technology StoppaRost Smooth</text:span><text:span text:style-name="T6"> </text:span><text:span text:style-name="T10">о</text:span><text:span text:style-name="T8">днокомпонентная грунт-эмаль может применяться как для бытового, так и для промышленного окрашивания <text:s text:c="2"/>деталей, изделий <text:s/>из титановых сплавов и стали углеродистой, нержавеющей, алюминиевых и оцинкованных поверхностей , эксплуатирующихся в климатических условиях умеренного, холодного и тропического типов. Грунт-эмаль представляет собой <text:s/>систему, состоящую из суспензии пигментов и наполнителей в растворе органических растворителей на основе модифицированных алкидных смол .</text:span></text:p>
      <text:p text:style-name="P6"/>
      <text:p text:style-name="P18"><text:s/></text:p>
      <text:p text:style-name="P2">Общие свойства</text:p>
      <text:p text:style-name="P22">- покрытие дает высокую защиту от коррозии;</text:p>
      <text:p text:style-name="P22">- грунт-эмаль обладает высокой укрывистостью;</text:p>
      <text:p text:style-name="P22">- покрытие имеет высокую химическую устойчивость ;</text:p>
      <text:p text:style-name="P22">- образует <text:s/>твердую пленку с высокой адгезией.</text:p>
      <text:p text:style-name="P22"/>
      <text:p text:style-name="P4"/>
      <text:p text:style-name="P5"><text:span text:style-name="T17">Физико-механические <text:s/>свойства (при температуре 20</text:span><text:span text:style-name="T4">0</text:span><text:span text:style-name="T17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19">Вязкость вещества (чашка Форда 4), с, не менее</text:p>
          </table:table-cell>
          <table:table-cell table:style-name="Таблица2.A1" office:value-type="string">
            <text:p text:style-name="P21">50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3"><text:s/></text:span><text:span text:style-name="T11">Массовая доля нелетучих в-в, %</text:span></text:p>
          </table:table-cell>
          <table:table-cell table:style-name="Таблица2.A1" office:value-type="string">
            <text:p text:style-name="P14"><text:span text:style-name="T15">50</text:span><text:span text:style-name="T16">+</text:span><text:span text:style-name="T15">3</text:span></text:p>
          </table:table-cell>
        </table:table-row>
        <table:table-row table:style-name="Таблица2.1">
          <table:table-cell table:style-name="Таблица2.A4" office:value-type="string">
            <text:p text:style-name="P11">Прочность (эластичность) пленки при</text:p>
            <text:p text:style-name="P11">изгибе, мм, не более</text:p>
          </table:table-cell>
          <table:table-cell table:style-name="Таблица2.A4" office:value-type="string">
            <text:p text:style-name="P12">1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2"><text:s/></text:span><text:span text:style-name="T1">Прочность пленки при ударе на приборе</text:span></text:p>
            <text:p text:style-name="P11">У-1, см, не менее</text:p>
          </table:table-cell>
          <table:table-cell table:style-name="Таблица2.A4" office:value-type="string">
            <text:p text:style-name="P12">50</text:p>
          </table:table-cell>
        </table:table-row>
        <table:table-row table:style-name="Таблица2.1">
          <table:table-cell table:style-name="Таблица2.A4" office:value-type="string">
            <text:p text:style-name="P11">Адгезия пленки,балл, не более</text:p>
          </table:table-cell>
          <table:table-cell table:style-name="Таблица2.A4" office:value-type="string">
            <text:p text:style-name="P13">1</text:p>
          </table:table-cell>
        </table:table-row>
        <table:table-row table:style-name="Таблица2.1">
          <table:table-cell table:style-name="Таблица2.A4" office:value-type="string">
            <text:p text:style-name="P11">Твердость пленки по маятниковому при-</text:p>
            <text:p text:style-name="P11">бору, усл. ед., не менее</text:p>
          </table:table-cell>
          <table:table-cell table:style-name="Таблица2.A4" office:value-type="string">
            <text:p text:style-name="P15">0,45</text:p>
          </table:table-cell>
        </table:table-row>
        <table:table-row table:style-name="Таблица2.1">
          <table:table-cell table:style-name="Таблица2.A4" office:value-type="string">
            <text:p text:style-name="P11">Стойкость покрытия к статическому воздействию жидкостей, суток ,не менее:</text:p>
            <text:p text:style-name="P11">вода( метод А)</text:p>
            <text:p text:style-name="P11">минеральное масло(метод Б)</text:p>
            <text:p text:style-name="P11">бензин (метод Б)</text:p>
          </table:table-cell>
          <table:table-cell table:style-name="Таблица2.A4" office:value-type="string">
            <text:p text:style-name="P16"/>
            <text:p text:style-name="P15"/>
            <text:p text:style-name="P17">3</text:p>
            <text:p text:style-name="P17">7</text:p>
            <text:p text:style-name="P17">7</text:p>
          </table:table-cell>
        </table:table-row>
        <table:table-row table:style-name="Таблица2.1">
          <table:table-cell table:style-name="Таблица2.A4" office:value-type="string">
            <text:p text:style-name="P7">На отлип</text:p>
          </table:table-cell>
          <table:table-cell table:style-name="Таблица2.A4" office:value-type="string">
            <text:p text:style-name="P8">1 час</text:p>
          </table:table-cell>
        </table:table-row>
        <table:table-row table:style-name="Таблица2.1">
          <table:table-cell table:style-name="Таблица2.A4" office:value-type="string">
            <text:p text:style-name="P7">Межслойная выдержека</text:p>
          </table:table-cell>
          <table:table-cell table:style-name="Таблица2.A4" office:value-type="string">
            <text:p text:style-name="P8">4-6 часов </text:p>
          </table:table-cell>
        </table:table-row>
        <table:table-row table:style-name="Таблица2.1">
          <table:table-cell table:style-name="Таблица2.A4" office:value-type="string">
            <text:p text:style-name="P7">Полное высыхание</text:p>
          </table:table-cell>
          <table:table-cell table:style-name="Таблица2.A4" office:value-type="string">
            <text:p text:style-name="P8">24 часа 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text:span text:style-name="T14">Р</text:span>асход </text:p>
          </table:table-cell>
          <table:table-cell table:style-name="Таблица1.A1" office:value-type="string">
            <text:p text:style-name="P9"><text:span text:style-name="T12">При толщине слоя 50-60 мкм, 1 литр на 6-7 м</text:span><text:span text:style-name="T3">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29T14:10:36.686921704</dc:date>
    <meta:editing-duration>PT59M16S</meta:editing-duration>
    <meta:editing-cycles>10</meta:editing-cycles>
    <meta:generator>LibreOffice/6.1.2.1$Linux_X86_64 LibreOffice_project/10$Build-1</meta:generator>
    <meta:document-statistic meta:table-count="2" meta:image-count="0" meta:object-count="0" meta:page-count="1" meta:paragraph-count="42" meta:word-count="207" meta:character-count="1511" meta:non-whitespace-character-count="1330"/>
  </office:meta>
</office:document-meta>
</file>